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Standard">
      <style:text-properties fo:language="fr" fo:country="FR"/>
    </style:style>
    <style:style style:name="P6" style:family="paragraph" style:parent-style-name="Standard" style:list-style-name="L1">
      <style:text-properties fo:language="fr" fo:country="FR"/>
    </style:style>
    <style:style style:name="P7" style:family="paragraph" style:parent-style-name="Standard" style:list-style-name="L1"/>
    <style:style style:name="T1" style:family="text">
      <style:text-properties fo:font-size="36pt" style:font-size-asian="36pt" style:font-size-complex="36pt"/>
    </style:style>
    <style:style style:name="T2" style:family="text">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mpte rendu de réalisation</text:span> </text:p>
      <text:p text:style-name="P1"/>
      <text:h text:style-name="Heading_20_1" text:outline-level="1">Changements effectués au niveau conception </text:h>
      <text:p text:style-name="Text_20_body">(diagrammes de classes, MCD)</text:p>
      <text:p text:style-name="Text_20_body"/>
      <text:h text:style-name="P3" text:outline-level="1"/>
      <text:h text:style-name="P4" text:outline-level="1">Choix Techniques</text:h>
      <text:h text:style-name="Heading_20_2" text:outline-level="2">Librairies</text:h>
      <text:h text:style-name="Heading_20_3" text:outline-level="3">Mojolicious</text:h>
      <text:p text:style-name="Standard"><text:bookmark text:name="result_box"/><text:span text:style-name="T2">Retour dans les premiers jours de l'Internet, beaucoup de gens ont appris Perl en raison d'une magnifique bibliothèque Perl appelé CGI. C'était assez simple pour commencer sans trop savoir la langue et assez puissant pour vous tenir en haleine, l'apprentissage par la pratique a été très amusant. Alors que la plupart des techniques utilisées sont dépassées maintenant, l'idée sous-jacente ne l'est pas. Mojolicious est une nouvelle tentative de mise en œuvre de cette idée en utilisant l'état de la technologie de pointe.</text:span></text:p>
      <text:h text:style-name="Heading_20_4" text:outline-level="4">Caractéristiques</text:h>
      <text:list xml:id="list964947080" text:style-name="L1">
        <text:list-item>
          <text:p text:style-name="P7">Server web en temps réel, permettant de développer facilement des applications à fichier unique grâces aux prototypes bien structurés de Mojolicious :: Lite</text:p>
          <text:list>
            <text:list-item>
              <text:p text:style-name="P7">Puissant avec des parcours RESTful, des plugins, des commandes, des modèles Perl-ish, la négociation de contenu, la gestion de session, les test unitaires, serveur de fichiers statiques et le premier support de la classe Unicode.</text:p>
            </text:list-item>
          </text:list>
        </text:list-item>
        <text:list-item>
          <text:p text:style-name="P6">Très propre, orientée API pure Perl portable et objets sans aucune magie cachée et aucune exigence en dehors de Perl 5.10.1 ( 5,16 + recommandée, et les modules CPAN optionnelles seront utilisés pour fournir des fonctionnalités avancées s'ils sont installés).</text:p>
        </text:list-item>
        <text:list-item>
          <text:p text:style-name="P6">Pleine pile HTTP et WebSocket client/serveur mise en œuvre avec les protocole IPv6, TLS, SNI, IDNA, Comet (long polling), keep-alive, multipart, timeout, cookie, multipart, proxy et le support de la compression gzip.</text:p>
        </text:list-item>
        <text:list-item>
          <text:p text:style-name="P6">Serveur web d'E/S antibloquant, <text:s/>supportant de multiples boucles événement, le preforking facultatif et le déploiement à chaud, parfait pour l'intégration de conteneurs</text:p>
        </text:list-item>
        <text:list-item>
          <text:p text:style-name="P6">CGI automatique et détection PSGI.</text:p>
        </text:list-item>
        <text:list-item>
          <text:p text:style-name="P6">Parseur JSON et HTML / XML intégré avec support pour les sélecteurs CSS.</text:p>
        </text:list-item>
        <text:list-item>
          <text:p text:style-name="P6">Philosophie de programmation fraîche issue d'années d'expérience dans le développement Catalyst. ( Framework MVC pour perl et apache très populaire )</text:p>
        </text:list-item>
      </text:list>
      <text:p text:style-name="P5"/>
      <text:p text:style-name="P5">Catalyst est en effet un framework très puissant et réputé chez les Perl Monks. La communauté semble cepandant le délaisser pour des solutions plus légères et une certaine nouveau conptuelle. L'application est largement inpirée de Ruby-on-Rails, un mamouth dans sa catégorie pour le développement d'applications à architecture MVC qui intègre un eventail d'outils impressionant (routes, hooks, helpers, tests unitaires, ..) et une inuitivité insolente. </text:p>
      <text:p text:style-name="P5"/>
      <text:p text:style-name="Standard"><text:span text:style-name="T2">Malgré toutes ces fonctionnalités, Mojolicious n'intègre malheureusement pas de support pour une connexion à une base de donnée. C'est pourquoi nous avons été amenés à implémenter nos propres modeles de données.</text:span></text:p>
      <text:p text:style-name="Standard"><text:span text:style-name="T2"/></text:p>
      <text:h text:style-name="Heading_20_3" text:outline-level="3"><text:span text:style-name="T2">DBIx::Simple</text:span></text:h>
      <text:p text:style-name="P5"><text:bookmark text:name="result_box1"/>DBIx :: Simple fournit une interface simplifiée pour DBI, le module de base de données Perl.<text:line-break/><text:line-break/>Ce module vise à un développement rapide et un entretien facile. Préparation et exécution des requêtes sont combinées en une seule méthode, l'objet de résultat (qui est un wrapper autour de la déclaration) fournit des méthodes ordonées par rangée et siphonage faciles. </text:p>
      <text:p text:style-name="P5"><text:soft-page-break/>Cette librairie présente un invénient majeur, chacune des requêtes doivent êtres écrites à la main et le binding des variables devient vite un casse tête lorsque l'aspect relationnel des modèles se corse.</text:p>
      <text:p text:style-name="Standard"><text:span text:style-name="T2">Nous avons vite réalisé, vu l'ampleur de notre schéma relationnel, que ce choix technologique nous ferait perdre un temps précieux dans l'implémentation de nos classes.</text:span></text:p>
      <text:h text:style-name="Heading_20_3" text:outline-level="3">DBIx::Class::Schema::Loader</text:h>
      <text:p text:style-name="Text_20_body"/>
      <text:p text:style-name="Text_20_body"/>
      <text:h text:style-name="Heading_20_3" text:outline-level="3">Image::Magick</text:h>
      <text:h text:style-name="Heading_20_1" text:outline-level="1">Tests unitaires</text:h>
      <text:p text:style-name="Text_20_body"/>
      <text:h text:style-name="Heading_20_1" text:outline-level="1">Documentation du code</text:h>
      <text:p text:style-name="Text_20_body">Outils d'analyse de code utilisés</text:p>
      <text:h text:style-name="Heading_20_1" text:outline-level="1">Manuel utilisateur</text:h>
      <text:p text:style-name="Text_20_body"/>
      <text:h text:style-name="Heading_20_1" text:outline-level="1">Qualité logicielle</text:h>
      <text:p text:style-name="Text_20_body">Tout au lont du projet : est ce que le plan qualité a bien été respecté ? Est-ce qu'il etait top contraignant, trop directif.</text:p>
      <text:p text:style-name="Text_20_body"/>
      <text:h text:style-name="Heading_20_1" text:outline-level="1">Conclusion et difficultés rencontrés</text:h>
      <text:p text:style-name="Text_20_body">(techniques et orgnisationelle)</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islain Loaec</meta:initial-creator>
    <meta:creation-date>2013-05-24T20:14:52</meta:creation-date>
    <dc:date>2013-05-24T23:52:05</dc:date>
    <dc:creator>Ghislain Loaec</dc:creator>
    <meta:editing-duration>PT1H12M51S</meta:editing-duration>
    <meta:editing-cycles>2</meta:editing-cycles>
    <meta:generator>LibreOffice/3.5$Linux_X86_64 LibreOffice_project/350m1$Build-2</meta:generator>
    <meta:document-statistic meta:table-count="0" meta:image-count="0" meta:object-count="0" meta:page-count="3" meta:paragraph-count="32" meta:word-count="557" meta:character-count="3713" meta:non-whitespace-character-count="3190"/>
  </office:meta>
</office:document-meta>
</file>